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1222in"/>
    </style:style>
    <style:style style:name="Tabla1.B" style:family="table-column">
      <style:table-column-properties style:column-width="1.9396in"/>
    </style:style>
    <style:style style:name="Tabla1.C" style:family="table-column">
      <style:table-column-properties style:column-width="2.5597in"/>
    </style:style>
    <style:style style:name="Tabla1.D" style:family="table-column">
      <style:table-column-properties style:column-width="0.8799in"/>
    </style:style>
    <style:style style:name="Tabla1.E" style:family="table-column">
      <style:table-column-properties style:column-width="0.8083in"/>
    </style:style>
    <style:style style:name="Tabla1.F" style:family="table-column">
      <style:table-column-properties style:column-width="1.1313in"/>
    </style:style>
    <style:style style:name="Tabla1.G" style:family="table-column">
      <style:table-column-properties style:column-width="0.9882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G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1222in"/>
    </style:style>
    <style:style style:name="Tabla2.B" style:family="table-column">
      <style:table-column-properties style:column-width="1.9396in"/>
    </style:style>
    <style:style style:name="Tabla2.C" style:family="table-column">
      <style:table-column-properties style:column-width="2.5597in"/>
    </style:style>
    <style:style style:name="Tabla2.D" style:family="table-column">
      <style:table-column-properties style:column-width="0.8799in"/>
    </style:style>
    <style:style style:name="Tabla2.E" style:family="table-column">
      <style:table-column-properties style:column-width="0.8083in"/>
    </style:style>
    <style:style style:name="Tabla2.F" style:family="table-column">
      <style:table-column-properties style:column-width="1.1313in"/>
    </style:style>
    <style:style style:name="Tabla2.G" style:family="table-column">
      <style:table-column-properties style:column-width="0.9882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G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4" style:family="paragraph" style:parent-style-name="Standard">
      <style:text-properties style:font-name="Arial" fo:font-size="10pt" fo:font-weight="bold" officeooo:rsid="0027849f" officeooo:paragraph-rsid="0027849f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2e56e7" style:font-name-asian="Bitstream Vera Sans" style:font-size-asian="10pt" style:font-weight-asian="normal" style:font-name-complex="Bitstream Vera Sans" style:font-size-complex="10pt" style:font-weight-complex="normal"/>
    </style:style>
    <style:style style:name="P6" style:family="paragraph" style:parent-style-name="terp_5f_default_5f_8">
      <style:text-properties style:font-name="Arial" fo:font-size="10pt" officeooo:rsid="0001f3b0" officeooo:paragraph-rsid="002e56e7" style:font-size-asian="10pt" style:font-size-complex="10pt"/>
    </style:style>
    <style:style style:name="P7" style:family="paragraph" style:parent-style-name="Table_20_Contents">
      <style:paragraph-properties fo:margin-left="0in" fo:margin-right="0in" fo:text-align="end" style:justify-single-word="false" fo:text-indent="0in" style:auto-text-indent="false" text:number-lines="false" text:line-number="0"/>
      <style:text-properties style:font-name="Arial" fo:font-size="10pt" fo:font-weight="bold" officeooo:rsid="00166022" officeooo:paragraph-rsid="002a6790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fo:font-weight="normal" officeooo:rsid="002ac769" officeooo:paragraph-rsid="002ac769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fo:font-weight="normal" officeooo:rsid="00308c92" officeooo:paragraph-rsid="002eeecc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fo:font-weight="normal" officeooo:rsid="002eeecc" officeooo:paragraph-rsid="002eeecc" style:font-name-asian="Bitstream Vera Sans" style:font-size-asian="10pt" style:font-weight-asian="normal" style:font-name-complex="Bitstream Vera Sans" style:font-size-complex="10pt" style:font-weight-complex="normal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fo:font-weight="normal" officeooo:rsid="00350936" officeooo:paragraph-rsid="00350936" style:font-name-asian="Bitstream Vera Sans" style:font-size-asian="10pt" style:font-weight-asian="normal" style:font-name-complex="Bitstream Vera Sans" style:font-size-complex="10pt" style:font-weight-complex="normal"/>
    </style:style>
    <style:style style:name="T1" style:family="text">
      <style:text-properties officeooo:rsid="0004491d"/>
    </style:style>
    <style:style style:name="T2" style:family="text">
      <style:text-properties officeooo:rsid="0027849f"/>
    </style:style>
    <style:style style:name="T3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4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5" style:family="text">
      <style:text-properties officeooo:rsid="001f35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2">Payment</text:span> Repor<text:span text:style-name="T1">t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4">Reference</text:p>
          </table:table-cell>
          <table:table-cell table:style-name="Tabla1.A1" office:value-type="string">
            <text:p text:style-name="P4">Client </text:p>
          </table:table-cell>
          <table:table-cell table:style-name="Tabla1.A1" office:value-type="string">
            <text:p text:style-name="P4">Service</text:p>
          </table:table-cell>
          <table:table-cell table:style-name="Tabla1.A1" office:value-type="string">
            <text:p text:style-name="P4">Start date</text:p>
          </table:table-cell>
          <table:table-cell table:style-name="Tabla1.A1" office:value-type="string">
            <text:p text:style-name="P4">End date</text:p>
          </table:table-cell>
          <table:table-cell table:style-name="Tabla1.A1" office:value-type="string">
            <text:p text:style-name="P4">Confirmation</text:p>
          </table:table-cell>
          <table:table-cell table:style-name="Tabla1.G1" office:value-type="string">
            <text:p text:style-name="P4">Amount</text:p>
          </table:table-cell>
        </table:table-row>
      </table:table>
      <text:p text:style-name="P6"><text:text-input text:description="&lt;for each=&quot;o in objects&quot;&gt;">start for objects</text:text-input></text:p>
      <text:p text:style-name="P6"><text:text-input text:description="&lt;for each=&quot;l in o.invoice_line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8"><text:text-input text:description="&lt;o.so_client_order_ref&gt;">ref</text:text-input></text:p>
          </table:table-cell>
          <table:table-cell table:style-name="Tabla2.A1" office:value-type="string">
            <text:p text:style-name="P9"><text:text-input text:description="&lt;o.so_lead_name&gt;">client</text:text-input></text:p>
          </table:table-cell>
          <table:table-cell table:style-name="Tabla2.A1" office:value-type="string">
            <text:p text:style-name="P10"><text:text-input text:description="&lt;l.name&gt;">product</text:text-input></text:p>
          </table:table-cell>
          <table:table-cell table:style-name="Tabla2.A1" office:value-type="string">
            <text:p text:style-name="P11"><text:text-input text:description="&lt;l.sol_start_date&gt;">start_date</text:text-input></text:p>
          </table:table-cell>
          <table:table-cell table:style-name="Tabla2.A1" office:value-type="string">
            <text:p text:style-name="P11"><text:text-input text:description="&lt;l.sol_end_date&gt;">end_date</text:text-input></text:p>
          </table:table-cell>
          <table:table-cell table:style-name="Tabla2.A1" office:value-type="string">
            <text:p text:style-name="P11"><text:text-input text:description="&lt;l.sol_confirmation&gt;">conf</text:text-input></text:p>
          </table:table-cell>
          <table:table-cell table:style-name="Tabla2.G1" office:value-type="string">
            <text:p text:style-name="P7"><text:span text:style-name="T3"><text:text-input text:description="&lt;o.currency_id.symbol&gt;">currency</text:text-input></text:span><text:span text:style-name="T5"> </text:span><text:span text:style-name="T4"><text:text-input text:description="&lt;'%.2f' % o.amount_total&gt;">total</text:text-input></text:span></text:p>
          </table:table-cell>
        </table:table-row>
      </table:table>
      <text:p text:style-name="P5"><text:text-input text:description="&lt;/for&gt;">end for objects</text:text-input></text:p>
      <text:p text:style-name="P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8.2$Linux_X86_64 LibreOffice_project/420m0$Build-2</meta:generator>
    <dc:date>2016-07-18T14:00:47.542766685</dc:date>
    <dc:creator>Yuriq Quintana</dc:creator>
    <meta:editing-duration>P2DT13M13S</meta:editing-duration>
    <meta:editing-cycles>34</meta:editing-cycles>
    <meta:document-statistic meta:table-count="2" meta:image-count="0" meta:object-count="0" meta:page-count="1" meta:paragraph-count="21" meta:word-count="58" meta:character-count="230" meta:non-whitespace-character-count="216"/>
  </office:meta>
</office:document-meta>
</file>